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6.9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7" style:family="graphic" style:parent-style-name="standard">
      <style:graphic-properties svg:stroke-width="0.03cm" draw:marker-start-width="0.245cm" draw:marker-end="Line_20_Arrow" draw:marker-end-width="0.2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fill="solid" draw:fill-color="#ff6633" draw:textarea-horizontal-align="center" draw:textarea-vertical-align="middle"/>
    </style:style>
    <style:style style:name="gr9" style:family="graphic" style:parent-style-name="standard">
      <style:graphic-properties draw:fill="solid" draw:fill-color="#ff6633" draw:opacity="50%" draw:textarea-horizontal-align="center" draw:textarea-vertical-align="middle" draw:shadow-opacity="50%"/>
    </style:style>
    <style:style style:name="gr10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="Arrow" draw:marker-end-width="0.2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fill="solid" draw:fill-color="#e6ff00" draw:textarea-horizontal-align="center" draw:textarea-vertical-align="middle"/>
    </style:style>
    <style:style style:name="gr13" style:family="graphic" style:parent-style-name="standard">
      <style:graphic-properties draw:fill="solid" draw:fill-color="#3deb3d" draw:textarea-horizontal-align="center" draw:textarea-vertical-align="middle"/>
    </style:style>
    <style:style style:name="gr1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3cm" svg:stroke-color="#808080" draw:marker-start-width="0.245cm" draw:marker-end="Line_20_Arrow" draw:marker-end-width="0.2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808080"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2cm" svg:height="2.714cm" svg:x="6.428cm" svg:y="1cm">
          <text:p/>
        </draw:rect>
        <draw:rect draw:style-name="gr2" draw:text-style-name="P1" draw:layer="layout" svg:width="4.571cm" svg:height="11.286cm" svg:x="1.857cm" svg:y="3.142cm">
          <text:p/>
        </draw:rect>
        <draw:frame draw:style-name="gr3" draw:text-style-name="P2" draw:layer="layout" svg:width="2.898cm" svg:height="0.763cm" svg:x="1.999cm" svg:y="3.323cm">
          <draw:text-box>
            <text:p text:style-name="P2"><text:span text:style-name="T1">User Space</text:span></text:p>
          </draw:text-box>
        </draw:frame>
        <draw:rect draw:style-name="gr1" draw:text-style-name="P1" draw:layer="layout" svg:width="4.857cm" svg:height="11.286cm" svg:x="6.428cm" svg:y="3.142cm">
          <text:p/>
        </draw:rect>
        <draw:frame draw:style-name="gr3" draw:text-style-name="P2" draw:layer="layout" svg:width="4.024cm" svg:height="0.763cm" svg:x="6.571cm" svg:y="1.142cm">
          <draw:text-box>
            <text:p text:style-name="P2"><text:span text:style-name="T1">Standard-defined</text:span></text:p>
          </draw:text-box>
        </draw:frame>
        <draw:rect draw:style-name="gr4" draw:text-style-name="P1" draw:layer="layout" svg:width="17.143cm" svg:height="11.428cm" svg:x="11.285cm" svg:y="3.714cm">
          <text:p/>
        </draw:rect>
        <draw:frame draw:style-name="gr3" draw:text-style-name="P2" draw:layer="layout" svg:width="3.436cm" svg:height="0.763cm" svg:x="11.428cm" svg:y="3.714cm">
          <draw:text-box>
            <text:p text:style-name="P2"><text:span text:style-name="T1">Broker Vendor</text:span></text:p>
          </draw:text-box>
        </draw:frame>
        <draw:frame draw:style-name="gr5" draw:text-style-name="P3" draw:layer="layout" svg:width="5.143cm" svg:height="0.791cm" svg:x="6.285cm" svg:y="4.78cm">
          <draw:text-box>
            <text:p><text:span text:style-name="T2">get_cnf_broker_instance</text:span></text:p>
          </draw:text-box>
        </draw:frame>
        <draw:frame draw:style-name="gr6" draw:text-style-name="P3" draw:layer="layout" svg:width="1.349cm" svg:height="0.721cm" svg:x="2.651cm" svg:y="4.85cm">
          <draw:text-box>
            <text:p><text:span text:style-name="T2">calls</text:span></text:p>
          </draw:text-box>
        </draw:frame>
        <draw:line draw:style-name="gr7" draw:text-style-name="P1" draw:layer="layout" svg:x1="3.857cm" svg:y1="5.285cm" svg:x2="6.285cm" svg:y2="5.285cm">
          <text:p/>
        </draw:line>
        <draw:frame draw:style-name="gr6" draw:text-style-name="P3" draw:layer="layout" svg:width="3.914cm" svg:height="1.661cm" svg:x="1.802cm" svg:y="11.537cm">
          <draw:text-box>
            <text:p><text:span text:style-name="T2">instantiates</text:span></text:p>
            <text:p><text:span text:style-name="T2">manually</text:span></text:p>
            <text:p><text:span text:style-name="T2">vendor dependent</text:span></text:p>
          </draw:text-box>
        </draw:frame>
        <draw:line draw:style-name="gr7" draw:text-style-name="P1" draw:layer="layout" svg:x1="3.857cm" svg:y1="12.371cm" svg:x2="14.714cm" svg:y2="12.371cm">
          <text:p/>
        </draw:line>
        <draw:frame draw:style-name="gr5" draw:text-style-name="P3" draw:layer="layout" svg:width="5.143cm" svg:height="0.791cm" svg:x="11.371cm" svg:y="4.78cm">
          <draw:text-box>
            <text:p><text:span text:style-name="T2">get_cnf_broker_instance</text:span></text:p>
          </draw:text-box>
        </draw:frame>
        <draw:rect draw:style-name="gr8" draw:text-style-name="P4" draw:layer="layout" svg:width="4.428cm" svg:height="1.286cm" svg:x="14.714cm" svg:y="6.142cm">
          <text:p text:style-name="P1"><text:span text:style-name="T2">gs_cci_cnf_</text:span></text:p>
          <text:p text:style-name="P1"><text:span text:style-name="T2">broker_accessor</text:span></text:p>
        </draw:rect>
        <draw:rect draw:style-name="gr8" draw:text-style-name="P4" draw:layer="layout" svg:width="5.428cm" svg:height="1.286cm" svg:x="14.714cm" svg:y="11.714cm">
          <text:p text:style-name="P1"><text:span text:style-name="T2">gs_cci_cnf_private_</text:span></text:p>
          <text:p text:style-name="P1"><text:span text:style-name="T2">broker_accessor</text:span></text:p>
        </draw:rect>
        <draw:rect draw:style-name="gr8" draw:text-style-name="P4" draw:layer="layout" svg:width="5.857cm" svg:height="1.286cm" svg:x="21.571cm" svg:y="11.714cm">
          <text:p text:style-name="P1"><text:span text:style-name="T2">gs_cci_cnf_private_broker</text:span></text:p>
        </draw:rect>
        <draw:rect draw:style-name="gr9" draw:text-style-name="P4" draw:layer="layout" svg:width="3.714cm" svg:height="0.714cm" svg:x="24.428cm" svg:y="13.571cm">
          <text:p text:style-name="P1"><text:span text:style-name="T2">GCnf_private_Api</text:span></text:p>
        </draw:rect>
        <draw:rect draw:style-name="gr8" draw:text-style-name="P4" draw:layer="layout" svg:width="5.857cm" svg:height="1.286cm" svg:x="21.571cm" svg:y="6.143cm">
          <text:p text:style-name="P1"><text:span text:style-name="T2">gs_cci_cnf_private_broker</text:span></text:p>
        </draw:rect>
        <draw:rect draw:style-name="gr9" draw:text-style-name="P4" draw:layer="layout" svg:width="2.285cm" svg:height="0.715cm" svg:x="25.857cm" svg:y="7.999cm">
          <text:p text:style-name="P4">GCnf_Api</text:p>
        </draw:rect>
        <draw:rect draw:style-name="gr8" draw:text-style-name="P4" draw:layer="layout" svg:width="4cm" svg:height="1.286cm" svg:x="21.285cm" svg:y="9.142cm">
          <text:p text:style-name="P1"><text:span text:style-name="T2">gs_cci_cnf_broker_if</text:span></text:p>
          <text:p text:style-name="P5"><text:span text:style-name="T3">(with originator</text:span></text:p>
          <text:p text:style-name="P5"><text:span text:style-name="T3">information)</text:span></text:p>
        </draw:rect>
        <draw:line draw:style-name="gr10" draw:text-style-name="P1" draw:layer="layout" svg:x1="23.285cm" svg:y1="11.714cm" svg:x2="23.285cm" svg:y2="10.428cm">
          <text:p/>
        </draw:line>
        <draw:line draw:style-name="gr10" draw:text-style-name="P1" draw:layer="layout" svg:x1="23.285cm" svg:y1="7.428cm" svg:x2="23.285cm" svg:y2="9.142cm">
          <text:p/>
        </draw:line>
        <draw:frame draw:style-name="gr3" draw:text-style-name="P6" draw:layer="layout" svg:width="1.658cm" svg:height="0.645cm" svg:x="19.999cm" svg:y="12.355cm">
          <draw:text-box>
            <text:p><text:span text:style-name="T3">creates</text:span></text:p>
          </draw:text-box>
        </draw:frame>
        <draw:line draw:style-name="gr7" draw:text-style-name="P1" draw:layer="layout" svg:x1="20.142cm" svg:y1="12.428cm" svg:x2="21.571cm" svg:y2="12.428cm">
          <text:p/>
        </draw:line>
        <draw:line draw:style-name="gr7" draw:text-style-name="P1" draw:layer="layout" svg:x1="18.857cm" svg:y1="7.428cm" svg:x2="21.285cm" svg:y2="9.714cm">
          <text:p/>
        </draw:line>
        <draw:frame draw:style-name="gr3" draw:text-style-name="P6" draw:layer="layout" svg:width="1.543cm" svg:height="0.645cm" svg:x="19.471cm" svg:y="8.169cm">
          <draw:text-box>
            <text:p><text:span text:style-name="T3">uses 1</text:span></text:p>
          </draw:text-box>
        </draw:frame>
        <draw:line draw:style-name="gr11" draw:text-style-name="P1" draw:layer="layout" svg:x1="26.571cm" svg:y1="7.428cm" svg:x2="26.571cm" svg:y2="8cm">
          <text:p/>
        </draw:line>
        <draw:line draw:style-name="gr11" draw:text-style-name="P1" draw:layer="layout" svg:x1="26cm" svg:y1="13cm" svg:x2="26cm" svg:y2="13.572cm">
          <text:p/>
        </draw:line>
        <draw:frame draw:style-name="gr3" draw:text-style-name="P6" draw:layer="layout" svg:width="1.658cm" svg:height="0.645cm" svg:x="12.627cm" svg:y="5.883cm">
          <draw:text-box>
            <text:p><text:span text:style-name="T3">creates</text:span></text:p>
          </draw:text-box>
        </draw:frame>
        <draw:frame draw:style-name="gr3" draw:text-style-name="P6" draw:layer="layout" svg:width="1.603cm" svg:height="0.645cm" svg:x="12.627cm" svg:y="6.64cm">
          <draw:text-box>
            <text:p><text:span text:style-name="T3">returns</text:span></text:p>
          </draw:text-box>
        </draw:frame>
        <draw:polyline draw:style-name="gr7" draw:text-style-name="P1" draw:layer="layout" svg:width="2.351cm" svg:height="1.102cm" draw:transform="rotate (-0.540528469342542) translate (12.6972430258752cm 5.21764691676005cm)" svg:viewBox="0 0 2352 1103" draw:points="0,-3875 515,-3017 2352,-4120">
          <text:p/>
        </draw:polyline>
        <draw:polyline draw:style-name="gr7" draw:text-style-name="P1" draw:layer="layout" svg:width="3.208cm" svg:height="1.469cm" draw:transform="rotate (-0.540528469342542) translate (12cm 5.428cm)" svg:viewBox="0 0 3209 1470" draw:points="0,-3042 882,-1572 3209,-2969">
          <text:p/>
        </draw:polyline>
        <draw:frame draw:style-name="gr3" draw:text-style-name="P6" draw:layer="layout" svg:width="0.815cm" svg:height="0.645cm" svg:x="11.874cm" svg:y="5.357cm">
          <draw:text-box>
            <text:p><text:span text:style-name="T3">or</text:span></text:p>
          </draw:text-box>
        </draw:frame>
        <draw:rect draw:style-name="gr12" draw:text-style-name="P4" draw:layer="layout" svg:width="4.143cm" svg:height="0.857cm" svg:x="16.285cm" svg:y="1.571cm">
          <text:p text:style-name="P1"><text:span text:style-name="T2">cci_cnf_broker_if</text:span></text:p>
        </draw:rect>
        <draw:line draw:style-name="gr10" draw:text-style-name="P1" draw:layer="layout" svg:x1="16.528cm" svg:y1="6.142cm" svg:x2="16.528cm" svg:y2="2.428cm">
          <text:p/>
        </draw:line>
        <draw:line draw:style-name="gr10" draw:text-style-name="P1" draw:layer="layout" svg:x1="19.428cm" svg:y1="11.714cm" svg:x2="19.428cm" svg:y2="2.428cm">
          <text:p/>
        </draw:line>
        <draw:rect draw:style-name="gr12" draw:text-style-name="P4" draw:layer="layout" svg:width="6.429cm" svg:height="2.143cm" svg:x="21.642cm" svg:y="1.256cm">
          <text:p/>
        </draw:rect>
        <draw:frame draw:style-name="gr3" draw:text-style-name="P3" draw:layer="layout" svg:width="4.075cm" svg:height="0.721cm" svg:x="21.571cm" svg:y="1.142cm">
          <draw:text-box>
            <text:p><text:span text:style-name="T2">cci_broker_module</text:span></text:p>
          </draw:text-box>
        </draw:frame>
        <draw:rect draw:style-name="gr13" draw:text-style-name="P4" draw:layer="layout" svg:width="5cm" svg:height="0.857cm" svg:x="22.071cm" svg:y="1.971cm">
          <text:p text:style-name="P4">static search_for_broker</text:p>
        </draw:rect>
        <draw:frame draw:style-name="gr14" draw:text-style-name="P7" draw:layer="layout" svg:width="3.169cm" svg:height="1.433cm" svg:x="19.382cm" svg:y="3.142cm">
          <draw:text-box>
            <text:p text:style-name="P7">returns</text:p>
            <text:p text:style-name="P7">(which is actually</text:p>
            <text:p text:style-name="P7"><text:s text:c="2"/>x or y)</text:p>
          </draw:text-box>
        </draw:frame>
        <draw:polyline draw:style-name="gr15" draw:text-style-name="P1" draw:layer="layout" svg:width="1.91cm" svg:height="0.881cm" draw:transform="rotate (-0.540528469342542) translate (19.932738518724cm 2.30180030838806cm)" svg:viewBox="0 0 1911 882" draw:points="1911,-16567 441,-15685 0,-16420">
          <text:p/>
        </draw:polyline>
        <draw:line draw:style-name="gr15" draw:text-style-name="P1" draw:layer="layout" svg:x1="20.714cm" svg:y1="4.285cm" svg:x2="18.714cm" svg:y2="6.142cm">
          <text:p/>
        </draw:line>
        <draw:line draw:style-name="gr15" draw:text-style-name="P1" draw:layer="layout" svg:x1="21.285cm" svg:y1="4.285cm" svg:x2="17.142cm" svg:y2="11.714cm">
          <text:p/>
        </draw:line>
        <draw:polyline draw:style-name="gr15" draw:text-style-name="P1" draw:layer="layout" svg:width="8.696cm" svg:height="8.893cm" draw:transform="rotate (-0.540528469342542) translate (14.1138870625098cm -3.04737296350586cm)" svg:viewBox="0 0 8697 8894" draw:points="8697,-19752 0,-14532 540,-10857">
          <text:p/>
        </draw:polyline>
        <draw:frame draw:style-name="gr14" draw:text-style-name="P7" draw:layer="layout" svg:width="3.381cm" svg:height="1.039cm" svg:x="11.973cm" svg:y="0.881cm">
          <draw:text-box>
            <text:p text:style-name="P7">finally uses </text:p>
            <text:p text:style-name="P7">if no priv. br. found</text:p>
          </draw:text-box>
        </draw:frame>
        <draw:polyline draw:style-name="gr15" draw:text-style-name="P1" draw:layer="layout" svg:width="2.841cm" svg:height="4.727cm" draw:transform="rotate (-0.540528469342542) translate (19.1344535471362cm 1.39471101351422cm)" svg:viewBox="0 0 2842 4728" draw:points="1348,-12573 0,-15096 2842,-17301">
          <text:p/>
        </draw:polyline>
        <draw:frame draw:style-name="gr14" draw:text-style-name="P7" draw:layer="layout" svg:width="3.034cm" svg:height="1.433cm" svg:x="16.471cm" svg:y="3.842cm">
          <draw:text-box>
            <text:p text:style-name="P7">uses to identify </text:p>
            <text:p text:style-name="P7">if private broker </text:p>
            <text:p text:style-name="P7">shall be used</text:p>
          </draw:text-box>
        </draw:frame>
        <draw:rect draw:style-name="gr13" draw:text-style-name="P4" draw:layer="layout" svg:width="18.286cm" svg:height="2.143cm" svg:x="4.856cm" svg:y="16.999cm">
          <text:p text:style-name="P4">not sure if we should keep the green colored stuff<text:line-break/>(it is another function doing similar stuff as get_cnf_broker_instance function, </text:p>
          <text:p text:style-name="P4">but in a more secure way, implemented in the std. files) 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Schröder</meta:initial-creator>
    <meta:creation-date>2010-12-15T11:02:09</meta:creation-date>
    <dc:date>2010-12-15T11:29:03</dc:date>
    <dc:creator>Christian Schröder</dc:creator>
    <meta:editing-duration>PT00H10M27S</meta:editing-duration>
    <meta:editing-cycles>2</meta:editing-cycles>
    <meta:generator>OpenOffice.org/3.2$Unix OpenOffice.org_project/320m18$Build-9502</meta:generator>
    <meta:document-statistic meta:object-count="48"/>
  </office:meta>
</office:document-meta>
</file>